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8.33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05.80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right"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7.808cm" svg:height="322.73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لا رہا ہوں میں لاشئہ اکبر</text:span><text:span text:style-name="T1"><text:line-break/></text:span><text:span text:style-name="T1">اُمِ لیلی سنبھال زینب کو</text:span></text:p>
              </table:table-cell>
              <table:table-cell table:style-name="ce2"/>
              <table:table-cell table:style-name="ce3">
                <text:p text:style-name="P2"><text:span text:style-name="T2">Laa raha hun main lasha e Akbar</text:span><text:span text:style-name="T2"><text:line-break/></text:span><text:span text:style-name="T2">Umme Laila sambhaal Zainab ko</text:span></text:p>
              </table:table-cell>
            </table:table-row>
            <table:table-row table:style-name="ro1">
              <table:table-cell table:style-name="ce4">
                <text:p text:style-name="P3"><text:span text:style-name="T3">بولے ہونگے حسین یہ روکر</text:span><text:span text:style-name="T3"><text:line-break/></text:span><text:span text:style-name="T3">اُمِ لیلی سنبھال زینب کو</text:span></text:p>
              </table:table-cell>
              <table:table-cell table:style-name="ce3"/>
              <table:table-cell table:style-name="ce5">
                <text:p text:style-name="P2"><text:span text:style-name="T2">Bolay honge Hussain ye rokar</text:span><text:span text:style-name="T2"><text:line-break/></text:span><text:span text:style-name="T2">Umme Laila sambhaal Zainab ko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نوجواں لاش ہے ضعیفی ہے</text:span><text:span text:style-name="T3"><text:line-break/></text:span><text:span text:style-name="T3">میری نظروں سے دیکھ منظر کو</text:span><text:span text:style-name="T3"><text:line-break/></text:span><text:span text:style-name="T3">کیسے ہمشیر کو سنبھالوں گا</text:span><text:span text:style-name="T3"><text:line-break/></text:span><text:span text:style-name="T3">میں سنبھالے ہوئے ہوں اکبر کو</text:span><text:span text:style-name="T3"><text:line-break/></text:span><text:span text:style-name="T3">تیرا احسان ہوگا یہ مجھ پر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Naujawan laash hai zaeefi hai</text:span><text:span text:style-name="T2"><text:line-break/></text:span><text:span text:style-name="T2">Meri nazron se dekh manzar ko</text:span><text:span text:style-name="T2"><text:line-break/></text:span><text:span text:style-name="T2">Kaise hamsheer ko sambhalunga</text:span><text:span text:style-name="T2"><text:line-break/></text:span><text:span text:style-name="T2">Mai sambhale hue hun Akbar ko</text:span><text:span text:style-name="T2"><text:line-break/></text:span><text:span text:style-name="T2">Tera ehsaan hoga ye mujh p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اس کے سینے سے کہ کے نامِ علی</text:span><text:span text:style-name="T3"><text:line-break/></text:span><text:span text:style-name="T3">میں نے برچھی ابھی نکالی ہے</text:span><text:span text:style-name="T3"><text:line-break/></text:span><text:span text:style-name="T3">امتحاں دے چکی میری غربت</text:span><text:span text:style-name="T3"><text:line-break/></text:span><text:span text:style-name="T3">اب تیری بے کسی کی باری ہے</text:span><text:span text:style-name="T3"><text:line-break/></text:span><text:span text:style-name="T3">تُوبھی اس وقت یاعلی کہہ کر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Iske seene se kehke naam e Ali</text:span><text:span text:style-name="T2"><text:line-break/></text:span><text:span text:style-name="T2">Maine barchi abhi nikaali hai</text:span><text:span text:style-name="T2"><text:line-break/></text:span><text:span text:style-name="T2">Imtehan de chuki meri ghurbat</text:span><text:span text:style-name="T2"><text:line-break/></text:span><text:span text:style-name="T2">Ab teri bekasi ki baari hai</text:span><text:span text:style-name="T2"><text:line-break/></text:span><text:span text:style-name="T2">Tu bhi is waqt ya Ali keh k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دو نگینے تھے اِسکی جھولی میں</text:span><text:span text:style-name="T3"><text:line-break/></text:span><text:span text:style-name="T3">دونوں اکبر پہ کر دئیے صدقہ</text:span><text:span text:style-name="T3"><text:line-break/></text:span><text:span text:style-name="T3">صبر ایسا کہ اپنے بیٹوں پر</text:span><text:span text:style-name="T3"><text:line-break/></text:span><text:span text:style-name="T3">میں نے روتے اِسے نہیں دیکھا</text:span><text:span text:style-name="T3"><text:line-break/></text:span><text:span text:style-name="T3">ہے مگر اب یہ لاشئہ اکبر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Do nageene thay iski jholi may</text:span><text:span text:style-name="T2"><text:line-break/></text:span><text:span text:style-name="T2">Dono Akbar pe kar diye sadqa</text:span><text:span text:style-name="T2"><text:line-break/></text:span><text:span text:style-name="T2">Sabr aisa ke apne beton par</text:span><text:span text:style-name="T2"><text:line-break/></text:span><text:span text:style-name="T2">Maine rote isay nahi dekha</text:span><text:span text:style-name="T2"><text:line-break/></text:span><text:span text:style-name="T2">Hai magar ab ye lasha e Akb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روک رکھا ہے اپنے اشکوں کو</text:span><text:span text:style-name="T3"><text:line-break/></text:span><text:span text:style-name="T3">سب سے چھپ چھپ کے آہیں بھرتی ہے</text:span><text:span text:style-name="T3"><text:line-break/></text:span><text:span text:style-name="T3">میں سمجھتا ہوں مادرِ اکبر</text:span><text:span text:style-name="T3"><text:line-break/></text:span><text:span text:style-name="T3">تیری ممتا پہ جوگزرتی ہے</text:span><text:span text:style-name="T3"><text:line-break/></text:span><text:span text:style-name="T3">رکھ کے اپنے کلیجے پر پتھر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Rok rakha hai apne ashkon ko</text:span><text:span text:style-name="T2"><text:line-break/></text:span><text:span text:style-name="T2">Sab se chup chup ke aahen bharti hai</text:span><text:span text:style-name="T2"><text:line-break/></text:span><text:span text:style-name="T2">Mai samajhta hun maadar e Akbar</text:span><text:span text:style-name="T2"><text:line-break/></text:span><text:span text:style-name="T2">Teri mamta pe jo guzarti hai</text:span><text:span text:style-name="T2"><text:line-break/></text:span><text:span text:style-name="T2">Rakh ke apne kaleje par path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کیسے لاشے جواں اُٹھائے ہوں</text:span><text:span text:style-name="T3"><text:line-break/></text:span><text:span text:style-name="T3">ایڑیاں خط بناتی آتی ہیں</text:span><text:span text:style-name="T3"><text:line-break/></text:span><text:span text:style-name="T3">اِن نشانوں کو پیچھے پیچھے میرے</text:span><text:span text:style-name="T3"><text:line-break/></text:span><text:span text:style-name="T3">اماں زہرا مٹاتی آتی ہیں</text:span><text:span text:style-name="T3"><text:line-break/></text:span><text:span text:style-name="T3">اُس کی نظریں نہ دیکھیں یہ منظر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Kaise laashe jawan uthaye hoo</text:span><text:span text:style-name="T2"><text:line-break/></text:span><text:span text:style-name="T2">Aeriyan khat banati aati hai</text:span><text:span text:style-name="T2"><text:line-break/></text:span><text:span text:style-name="T2">In nishano ko peeche peeche mere</text:span><text:span text:style-name="T2"><text:line-break/></text:span><text:span text:style-name="T2">Amma Zehra mitati aati hai</text:span><text:span text:style-name="T2"><text:line-break/></text:span><text:span text:style-name="T2">Uski nazrein na dekhe ye manzar</text:span></text:p>
              </table:table-cell>
            </table:table-row>
            <table:table-row table:style-name="ro2" table:default-cell-style-name="ce3">
              <table:table-cell table:style-name="ce6">
                <text:p text:style-name="P4"><text:span text:style-name="T3">اے تکلم وہ شام و کوفہ کا</text:span><text:span text:style-name="T3"><text:line-break/></text:span><text:span text:style-name="T3">طے ہوا ہوگا اِس طرح سے سفر</text:span><text:span text:style-name="T3"><text:line-break/></text:span><text:span text:style-name="T3">اماں زینب سنبھالنا ماں کو</text:span><text:span text:style-name="T3"><text:line-break/></text:span><text:span text:style-name="T3">کہتے ہونگے سناں سے یہ اکبر</text:span><text:span text:style-name="T3"><text:line-break/></text:span><text:span text:style-name="T3">اورہوگا حسین کے لب پر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Ay takallum wo shaam o kufa ka</text:span><text:span text:style-name="T2"><text:line-break/></text:span><text:span text:style-name="T2">Tay hua hoga is taraf se safar</text:span><text:span text:style-name="T2"><text:line-break/></text:span><text:span text:style-name="T2">Amma Zainab sambhaalna maa ko</text:span><text:span text:style-name="T2"><text:line-break/></text:span><text:span text:style-name="T2">Kehtay hongay sina say yeh Akbar</text:span><text:span text:style-name="T2"><text:line-break/></text:span><text:span text:style-name="T2">Aur hoga Hussain ke lab p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77.81cm" fo:page-height="322.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3:08:58.595694600</dc:date>
    <meta:editing-duration>PT50M58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